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9cc7b" officeooo:paragraph-rsid="0009cc7b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09cc7b" officeooo:paragraph-rsid="0009cc7b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5b51c" officeooo:paragraph-rsid="0015b51c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09cc7b" officeooo:paragraph-rsid="0009cc7b" style:font-size-asian="11pt" style:font-size-complex="11pt"/>
    </style:style>
    <style:style style:name="P5" style:family="paragraph" style:parent-style-name="Standard">
      <style:text-properties fo:font-size="11pt" officeooo:rsid="001400a8" officeooo:paragraph-rsid="001400a8" style:font-size-asian="11pt" style:font-size-complex="11pt"/>
    </style:style>
    <style:style style:name="P6" style:family="paragraph" style:parent-style-name="Standard">
      <style:text-properties fo:font-size="11pt" officeooo:rsid="001106dc" officeooo:paragraph-rsid="001106dc" style:font-size-asian="11pt" style:font-size-complex="11pt"/>
    </style:style>
    <style:style style:name="P7" style:family="paragraph" style:parent-style-name="Standard">
      <style:text-properties fo:font-size="11pt" officeooo:rsid="000edaf6" officeooo:paragraph-rsid="000edaf6" style:font-size-asian="11pt" style:font-size-complex="11pt"/>
    </style:style>
    <style:style style:name="P8" style:family="paragraph" style:parent-style-name="Standard">
      <style:text-properties fo:font-size="11pt" officeooo:rsid="0015b51c" officeooo:paragraph-rsid="0015b51c" style:font-size-asian="11pt" style:font-size-complex="11pt"/>
    </style:style>
    <style:style style:name="P9" style:family="paragraph" style:parent-style-name="Standard">
      <style:text-properties fo:font-size="11pt" officeooo:rsid="0015b51c" officeooo:paragraph-rsid="00194d5c" style:font-size-asian="11pt" style:font-size-complex="11pt"/>
    </style:style>
    <style:style style:name="T1" style:family="text">
      <style:text-properties officeooo:rsid="0009cc7b"/>
    </style:style>
    <style:style style:name="T2" style:family="text">
      <style:text-properties officeooo:rsid="000bcd4a"/>
    </style:style>
    <style:style style:name="T3" style:family="text">
      <style:text-properties officeooo:rsid="000fae6c"/>
    </style:style>
    <style:style style:name="T4" style:family="text">
      <style:text-properties officeooo:rsid="00136afc"/>
    </style:style>
    <style:style style:name="T5" style:family="text">
      <style:text-properties officeooo:rsid="00163225"/>
    </style:style>
    <style:style style:name="T6" style:family="text">
      <style:text-properties officeooo:rsid="00173622"/>
    </style:style>
    <style:style style:name="T7" style:family="text">
      <style:text-properties officeooo:rsid="001849c8"/>
    </style:style>
    <style:style style:name="T8" style:family="text">
      <style:text-properties officeooo:rsid="00194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word Generator Notes</text:p>
      <text:p text:style-name="P4"/>
      <text:p text:style-name="P2">Requirements</text:p>
      <text:p text:style-name="P4"/>
      <text:p text:style-name="P4">This password generator will generate passwords as a random character string. <text:s/>These passwords would not be easy for a human to remember (a human would most likely write them down defeating the purpose of a password). <text:s/>However, these passwords would be suitable for storage into a password management program.</text:p>
      <text:p text:style-name="P4"/>
      <text:p text:style-name="P4">There is no definition of the minimum or maximum length for the passwords generated, it is assumed that this policy is enforced by the caller of the generatePassword operation.</text:p>
      <text:p text:style-name="P4"/>
      <text:p text:style-name="P5">The flags in the signature of generatePassword set whether a character category is “allowed”. <text:s/>An alternative password generator would set whether the generated password “must include at least one” from the character category. <text:s/>This could be simply implemented by calling generatePassword iteratively.</text:p>
      <text:p text:style-name="P4"/>
      <text:p text:style-name="P4">The signature of the generatePassword operation defines the return type to be a String. <text:s/>It is considered that this is not a good choice for a secure algorithm as there are concerns about String interning by the JVM which could leave passwords accessible in the JVM heap to attacker programs. <text:s/>It is notable that the Console.readPassword method in the JDK returns a character array and not a String.</text:p>
      <text:p text:style-name="P4"/>
      <text:p text:style-name="P2">Design &amp; Implementation</text:p>
      <text:p text:style-name="P4"/>
      <text:p text:style-name="P4">The generatePassword implementation utilises a character array to build the password. <text:s/>Currently this has to be converted to a String at the point of return in order to satisfy the specified signature but i<text:span text:style-name="T4">t</text:span> would be very easy to change this if the signature was changed <text:span text:style-name="T6">(in accordance with the stated concerns above)</text:span>.</text:p>
      <text:p text:style-name="P4"/>
      <text:p text:style-name="P4">The PasswordGeneratorImpl class can be injected with an implementation of the RandomInteger interface in order to perform testing on the range of characters output by the generator. <text:s/>This has been utilised by the test suite. <text:s/>By default the PasswordGeneratorImpl is constructed with an implementation of RandomInteger which utilises the <text:span text:style-name="T2">SecureRandom class from the JDK.</text:span></text:p>
      <text:p text:style-name="P4"/>
      <text:p text:style-name="P4">No statements have been made on the performance or thread safety of the implementation as these have not been specified in the requirements.</text:p>
      <text:p text:style-name="P4"/>
      <text:p text:style-name="P6">Various details of the implementation code could be improved by the addition of common jar dependencies, e.g. Guava for argument checking (Preconditions) and @VisibleForTesting, SLF4J as a preferable logging API to JUL and JUnit for construction of the test suite.</text:p>
      <text:p text:style-name="P4"/>
      <text:p text:style-name="P7">There may be suitable implementations for <text:span text:style-name="T1">generatePassword </text:span>in open source security libraries, e.g. “Bouncy Castle” but these have not been investigate<text:span text:style-name="T3">d</text:span> for this exercise.</text:p>
      <text:p text:style-name="P4"/>
      <text:p text:style-name="P2">Deployment</text:p>
      <text:p text:style-name="P4"/>
      <text:p text:style-name="P4">For deployment this secure code should be packaged into a sealed and signed jar.</text:p>
      <text:p text:style-name="P4"/>
      <text:p text:style-name="P3">Management</text:p>
      <text:p text:style-name="P8"/>
      <text:p text:style-name="P9">I reviewed the specification on Friday evening and started to think about my approach to the problem. <text:s/>I wrote the code in two sessions of approximately two hours <text:span text:style-name="T5">apiece </text:span>on Saturday afternoon (before Engl<text:span text:style-name="T6">a</text:span>nd v Wales) and on Saturday evening (before MO<text:span text:style-name="T7">T</text:span>D).</text:p>
      <text:p text:style-name="P9"/>
      <text:p text:style-name="P9"><text:span text:style-name="T8">The code was developed in Eclipse (without FindBugs or Checkstyle plugins). <text:s/>Reference was made to Javadoc in the JDK but no reference was made to existing implementations of password generato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Parlett</meta:initial-creator>
    <meta:creation-date>2018-02-10T22:08:18.477099761</meta:creation-date>
    <dc:date>2018-02-11T08:57:30.936576036</dc:date>
    <dc:creator>Paul Parlett</dc:creator>
    <meta:editing-duration>PT21M18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477" meta:character-count="3056" meta:non-whitespace-character-count="2584"/>
  </office:meta>
</office:document-meta>
</file>